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595c4" officeooo:paragraph-rsid="000595c4" style:font-size-asian="14pt" style:font-size-complex="14pt"/>
    </style:style>
    <style:style style:name="P2" style:family="paragraph" style:parent-style-name="Standard">
      <style:text-properties fo:font-size="14pt" officeooo:rsid="0009724a" officeooo:paragraph-rsid="0009724a" style:font-size-asian="14pt" style:font-size-complex="14pt"/>
    </style:style>
    <style:style style:name="P3" style:family="paragraph" style:parent-style-name="Standard">
      <style:text-properties fo:font-size="14pt" officeooo:rsid="0009724a" officeooo:paragraph-rsid="0018270a" style:font-size-asian="14pt" style:font-size-complex="14pt"/>
    </style:style>
    <style:style style:name="P4" style:family="paragraph" style:parent-style-name="Standard">
      <style:text-properties fo:font-size="14pt" officeooo:rsid="0009724a" officeooo:paragraph-rsid="001d5db0" style:font-size-asian="14pt" style:font-size-complex="14pt"/>
    </style:style>
    <style:style style:name="P5" style:family="paragraph" style:parent-style-name="Standard">
      <style:text-properties fo:font-size="14pt" officeooo:rsid="0009724a" officeooo:paragraph-rsid="001f1bd2" style:font-size-asian="14pt" style:font-size-complex="14pt"/>
    </style:style>
    <style:style style:name="P6" style:family="paragraph" style:parent-style-name="Standard">
      <style:text-properties fo:font-size="14pt" officeooo:rsid="0009724a" officeooo:paragraph-rsid="0026d541" style:font-size-asian="14pt" style:font-size-complex="14pt"/>
    </style:style>
    <style:style style:name="P7" style:family="paragraph" style:parent-style-name="Standard">
      <style:text-properties fo:font-size="14pt" officeooo:rsid="002407a0" officeooo:paragraph-rsid="002407a0" style:font-size-asian="14pt" style:font-size-complex="14pt"/>
    </style:style>
    <style:style style:name="P8" style:family="paragraph" style:parent-style-name="Standard">
      <style:text-properties fo:font-size="14pt" officeooo:rsid="002407a0" officeooo:paragraph-rsid="002529d2" style:font-size-asian="14pt" style:font-size-complex="14pt"/>
    </style:style>
    <style:style style:name="P9" style:family="paragraph" style:parent-style-name="Standard">
      <style:text-properties fo:font-size="14pt" officeooo:rsid="002407a0" officeooo:paragraph-rsid="002b0117" style:font-size-asian="14pt" style:font-size-complex="14pt"/>
    </style:style>
    <style:style style:name="P10" style:family="paragraph" style:parent-style-name="Standard">
      <style:text-properties fo:font-size="14pt" fo:font-weight="bold" officeooo:rsid="000bdd33" officeooo:paragraph-rsid="000bdd3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595c4" officeooo:paragraph-rsid="000595c4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officeooo:paragraph-rsid="002b0117"/>
    </style:style>
    <style:style style:name="P13" style:family="paragraph" style:parent-style-name="Standard">
      <style:text-properties officeooo:paragraph-rsid="0012382a"/>
    </style:style>
    <style:style style:name="P14" style:family="paragraph" style:parent-style-name="Standard">
      <style:text-properties officeooo:paragraph-rsid="00260264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P16" style:family="paragraph" style:parent-style-name="Standard" style:list-style-name="L1">
      <style:text-properties officeooo:paragraph-rsid="0011bbe5"/>
    </style:style>
    <style:style style:name="P17" style:family="paragraph" style:parent-style-name="Standard" style:list-style-name="L1">
      <style:text-properties officeooo:paragraph-rsid="00121f4b"/>
    </style:style>
    <style:style style:name="P18" style:family="paragraph" style:parent-style-name="Standard" style:list-style-name="L1">
      <style:text-properties officeooo:paragraph-rsid="0012382a"/>
    </style:style>
    <style:style style:name="P19" style:family="paragraph" style:parent-style-name="Standard" style:list-style-name="L1">
      <style:text-properties fo:font-size="14pt" fo:font-weight="normal" officeooo:rsid="000bdd33" officeooo:paragraph-rsid="000bdd33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text-properties fo:font-size="14pt" fo:font-weight="normal" officeooo:rsid="000dd18a" officeooo:paragraph-rsid="000dd18a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text-properties fo:font-size="14pt" fo:font-weight="normal" officeooo:rsid="000fa56a" officeooo:paragraph-rsid="000fa56a" style:font-size-asian="14pt" style:font-weight-asian="normal" style:font-size-complex="14pt" style:font-weight-complex="normal"/>
    </style:style>
    <style:style style:name="P22" style:family="paragraph" style:parent-style-name="Standard" style:list-style-name="L1">
      <style:text-properties fo:font-size="14pt" fo:font-weight="normal" officeooo:rsid="0010e4c4" officeooo:paragraph-rsid="0010e4c4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text-properties fo:font-size="14pt" fo:font-weight="normal" officeooo:rsid="0011bbe5" officeooo:paragraph-rsid="0011bbe5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style:text-properties officeooo:rsid="000bdd33" officeooo:paragraph-rsid="000bdd33"/>
    </style:style>
    <style:style style:name="P25" style:family="paragraph" style:parent-style-name="Standard" style:list-style-name="L2">
      <style:text-properties officeooo:paragraph-rsid="00260264"/>
    </style:style>
    <style:style style:name="P26" style:family="paragraph" style:parent-style-name="Preformatted_20_Text" style:list-style-name="L1">
      <style:text-properties fo:font-size="14pt" fo:font-weight="normal" officeooo:rsid="000fa56a" officeooo:paragraph-rsid="000fa56a" style:font-size-asian="14pt" style:font-weight-asian="normal" style:font-size-complex="14pt" style:font-weight-complex="normal"/>
    </style:style>
    <style:style style:name="T1" style:family="text">
      <style:text-properties officeooo:rsid="0006aa31"/>
    </style:style>
    <style:style style:name="T2" style:family="text">
      <style:text-properties officeooo:rsid="0007f9b1"/>
    </style:style>
    <style:style style:name="T3" style:family="text">
      <style:text-properties officeooo:rsid="00083f19"/>
    </style:style>
    <style:style style:name="T4" style:family="text">
      <style:text-properties officeooo:rsid="0009724a"/>
    </style:style>
    <style:style style:name="T5" style:family="text">
      <style:text-properties officeooo:rsid="000ad727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text-position="super 58%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text-position="super 58%" style:font-name="Liberation Serif" fo:font-size="14pt" officeooo:rsid="0012382a" style:font-size-asian="14pt" style:font-size-complex="14pt"/>
    </style:style>
    <style:style style:name="T9" style:family="text">
      <style:text-properties style:font-name="Liberation Serif" fo:font-size="14pt" style:font-size-asian="14pt" style:font-size-complex="14pt"/>
    </style:style>
    <style:style style:name="T10" style:family="text">
      <style:text-properties style:font-name="Liberation Serif" fo:font-size="14pt" officeooo:rsid="0011bbe5" style:font-size-asian="14pt" style:font-size-complex="14pt"/>
    </style:style>
    <style:style style:name="T11" style:family="text">
      <style:text-properties style:font-name="Liberation Serif" fo:font-size="14pt" officeooo:rsid="00121f4b" style:font-size-asian="14pt" style:font-size-complex="14pt"/>
    </style:style>
    <style:style style:name="T12" style:family="text">
      <style:text-properties style:font-name="Liberation Serif" fo:font-size="14pt" officeooo:rsid="0012382a" style:font-size-asian="14pt" style:font-size-complex="14pt"/>
    </style:style>
    <style:style style:name="T13" style:family="text">
      <style:text-properties style:font-name="Liberation Serif" fo:font-size="14pt" fo:font-weight="bold" officeooo:rsid="00260264" style:font-size-asian="14pt" style:font-weight-asian="bold" style:font-size-complex="14pt" style:font-weight-complex="bold"/>
    </style:style>
    <style:style style:name="T14" style:family="text">
      <style:text-properties style:font-name="Liberation Serif" fo:font-size="14pt" fo:font-weight="normal" officeooo:rsid="00260264" style:font-size-asian="14pt" style:font-weight-asian="normal" style:font-size-complex="14pt" style:font-weight-complex="normal"/>
    </style:style>
    <style:style style:name="T15" style:family="text">
      <style:text-properties officeooo:rsid="00157604"/>
    </style:style>
    <style:style style:name="T16" style:family="text">
      <style:text-properties officeooo:rsid="001588b2"/>
    </style:style>
    <style:style style:name="T17" style:family="text">
      <style:text-properties officeooo:rsid="0015cfe4"/>
    </style:style>
    <style:style style:name="T18" style:family="text">
      <style:text-properties officeooo:rsid="001767ba"/>
    </style:style>
    <style:style style:name="T19" style:family="text">
      <style:text-properties officeooo:rsid="0018270a"/>
    </style:style>
    <style:style style:name="T20" style:family="text">
      <style:text-properties officeooo:rsid="00197c84"/>
    </style:style>
    <style:style style:name="T21" style:family="text">
      <style:text-properties officeooo:rsid="001a1760"/>
    </style:style>
    <style:style style:name="T22" style:family="text">
      <style:text-properties officeooo:rsid="001d5db0"/>
    </style:style>
    <style:style style:name="T23" style:family="text">
      <style:text-properties officeooo:rsid="001f1bd2"/>
    </style:style>
    <style:style style:name="T24" style:family="text">
      <style:text-properties officeooo:rsid="0020b6e6"/>
    </style:style>
    <style:style style:name="T25" style:family="text">
      <style:text-properties officeooo:rsid="0021d90f"/>
    </style:style>
    <style:style style:name="T26" style:family="text">
      <style:text-properties officeooo:rsid="002407a0"/>
    </style:style>
    <style:style style:name="T27" style:family="text">
      <style:text-properties officeooo:rsid="002529d2"/>
    </style:style>
    <style:style style:name="T28" style:family="text">
      <style:text-properties fo:font-variant="normal" fo:text-transform="none" fo:color="#242729" style:font-name="Consolas" fo:font-size="9.75pt" fo:letter-spacing="normal" fo:font-style="normal" fo:font-weight="normal"/>
    </style:style>
    <style:style style:name="T29" style:family="text">
      <style:text-properties fo:font-variant="normal" fo:text-transform="none" fo:color="#242729" style:font-name="Consolas" fo:font-size="9.75pt" fo:letter-spacing="normal" fo:font-style="normal" fo:font-weight="normal" officeooo:rsid="002daee1"/>
    </style:style>
    <style:style style:name="T30" style:family="text">
      <style:text-properties officeooo:rsid="002407a0" style:font-size-asian="14pt" style:font-size-complex="14pt"/>
    </style:style>
    <style:style style:name="T31" style:family="text">
      <style:text-properties officeooo:rsid="002daee1" style:font-size-asian="14pt" style:font-size-complex="14pt"/>
    </style:style>
    <style:style style:name="T32" style:family="text">
      <style:text-properties officeooo:rsid="003207aa"/>
    </style:style>
    <style:style style:name="T33" style:family="text">
      <style:text-properties officeooo:rsid="00325fe8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HELL COMMANDS:</text:p>
      <text:p text:style-name="P1">-&gt;clear</text:p>
      <text:p text:style-name="P1">-&gt;who am i </text:p>
      <text:p text:style-name="P1">-&gt;cal</text:p>
      <text:p text:style-name="P1">-&gt;cal 7 2014</text:p>
      <text:p text:style-name="P1">-&gt;date</text:p>
      <text:p text:style-name="P1">-&gt;date '+Date:%m/%y%nTIME:%h:%m'</text:p>
      <text:p text:style-name="P1">-<text:span text:style-name="T1">&gt;pwd(present working directory)</text:span></text:p>
      <text:p text:style-name="P1">-<text:span text:style-name="T1">&gt;touch textfile_name</text:span></text:p>
      <text:p text:style-name="P1">-<text:span text:style-name="T1">&gt;mkdir file_name(to create a new directorie or folder)</text:span></text:p>
      <text:p text:style-name="P1">-<text:span text:style-name="T1">&gt;mkdir /address/</text:span></text:p>
      <text:p text:style-name="P1">-<text:span text:style-name="T2">&gt;cd /address/(cd-change directorie)</text:span></text:p>
      <text:p text:style-name="P1">-<text:span text:style-name="T2">&gt;cat &gt;(file_ name) //enter the text that u want to store and the press ctrl+d to end the file,</text:span></text:p>
      <text:p text:style-name="P1">-<text:span text:style-name="T3">&gt;cat &lt;(file name)//to read the text file</text:span></text:p>
      <text:p text:style-name="P1">-<text:span text:style-name="T4">&gt;cat file_name1 file_name2 &gt;file_name3(to merge two files)</text:span></text:p>
      <text:p text:style-name="P2">-&gt;<text:span text:style-name="T5">mv oldfile_name newfile_name</text:span></text:p>
      <text:p text:style-name="P6">-<text:span text:style-name="T15">&gt;cp from_file to_file(cp -r from_file to_file <text:s text:c="2"/>--for directories)</text:span></text:p>
      <text:p text:style-name="P2">-<text:span text:style-name="T5">&gt;rm file_name(to remove or delete files)</text:span></text:p>
      <text:p text:style-name="P2">-<text:span text:style-name="T5">&gt;rmdir dir_name(to remove or delete the directorie)</text:span></text:p>
      <text:p text:style-name="P2">-<text:span text:style-name="T16">&gt;ctr + l to clear command prmpt</text:span></text:p>
      <text:p text:style-name="P2">-<text:span text:style-name="T16">&gt;ll to view fully</text:span></text:p>
      <text:p text:style-name="P2">-<text:span text:style-name="T16">&gt;ls -a (to see the hidden file)</text:span></text:p>
      <text:p text:style-name="P2">-<text:span text:style-name="T16">&gt;ls &gt; file_name (to store the content of the file)</text:span></text:p>
      <text:p text:style-name="P2">-<text:span text:style-name="T17">&gt;wc file_name (word count) <text:s/>[column1 (no.of lines) coulmn2 (no. Of words) column3 (no. Of bytes) column4 (file_name)]</text:span></text:p>
      <text:p text:style-name="P2">-<text:span text:style-name="T17">&gt;man command (shows up the manual)</text:span></text:p>
      <text:p text:style-name="P2">-<text:span text:style-name="T17">&gt; history (shows the history of all the past commands)</text:span></text:p>
      <text:p text:style-name="P2">-<text:span text:style-name="T18">&gt;history &gt; file_name</text:span></text:p>
      <text:p text:style-name="P2">-<text:span text:style-name="T18">&gt;chmod 755 file_name(root -read,w,x ; user -r,x ;group – r,x)</text:span></text:p>
      <text:p text:style-name="P2"><text:s text:c="4"/><text:span text:style-name="T18">read -4,write-2, execute- 1</text:span></text:p>
      <text:p text:style-name="P2">-<text:span text:style-name="T18">&gt;chmod a+x file_name (assign x permission to all the users)</text:span></text:p>
      <text:p text:style-name="P3">-<text:span text:style-name="T18">&gt;chmod a-x file_name (remove x permission to all the users)</text:span></text:p>
      <text:p text:style-name="P2">-<text:span text:style-name="T19">&gt;ls -l | grep “text” (grep-globaly search for regular expression)</text:span></text:p>
      <text:p text:style-name="P2">-<text:span text:style-name="T19">&gt;ps (to show all the current process)</text:span></text:p>
      <text:p text:style-name="P2">-<text:span text:style-name="T20">&gt;ps -f</text:span></text:p>
      <text:p text:style-name="P2">-<text:span text:style-name="T20">&gt;top (Task manager)</text:span></text:p>
      <text:p text:style-name="P2">-<text:span text:style-name="T20">&gt;init 0-6 (stages of booting)</text:span></text:p>
      <text:p text:style-name="P2">-<text:span text:style-name="T21">&gt;dhclient </text:span></text:p>
      <text:p text:style-name="P2">-<text:span text:style-name="T21">&gt;alias rm='rm -i'</text:span></text:p>
      <text:p text:style-name="P2">-<text:span text:style-name="T22">&gt;which ls (show path of execution)</text:span></text:p>
      <text:p text:style-name="P4">-<text:span text:style-name="T22">&gt;sudo find / -name '*logs*' -print <text:s/>(To find all the files with pattern 'logs' in it)</text:span></text:p>
      <text:p text:style-name="P5">-<text:span text:style-name="T23">&gt;find / -name 'passwd' -print 2&gt;error.txt <text:s/>(Dumbs the messages into error.txt file and <text:s text:c="5"/>prints the non-error stmnt[2 for std err])</text:span></text:p>
      <text:p text:style-name="P5">-<text:span text:style-name="T23">&gt;zip myfile.zip myfile* (zips all the file with myfile*)</text:span></text:p>
      <text:p text:style-name="P5"><text:soft-page-break/>-<text:span text:style-name="T24">&gt;sudo service –status-all (To see all the service status)</text:span></text:p>
      <text:p text:style-name="P5">-<text:span text:style-name="T25">&gt; ps a</text:span></text:p>
      <text:p text:style-name="P5">-<text:span text:style-name="T26">&gt;ps aux | grep mysql (to find the process details of firefox)</text:span></text:p>
      <text:p text:style-name="P7">-&gt;killall -9 firefox (Kill fourcely)</text:p>
      <text:p text:style-name="P8">-<text:span text:style-name="T27">&gt;echo this is true |sed 's/true/false/'(sed-streame editor,replaces true with false)</text:span></text:p>
      <text:p text:style-name="P9">-<text:span text:style-name="T27">&gt; sudo service apache2 restart</text:span></text:p>
      <text:p text:style-name="P9">-<text:span text:style-name="T32">&gt;cat /etc/shells (lists all the available shells),</text:span></text:p>
      <text:p text:style-name="P9">-<text:span text:style-name="T33">&gt;ctr+R (to search through history of commands)</text:span></text:p>
      <text:p text:style-name="P9">-<text:span text:style-name="T33">&gt;</text:span></text:p>
      <text:p text:style-name="P12"><text:span text:style-name="T30">-</text:span><text:span text:style-name="T31">&gt;</text:span><text:span text:style-name="T28">sudo lsof -i :5000 | grep "python" | cut -d " " -f3 | xargs kill -9 </text:span><text:span text:style-name="T29">(Flask)</text:span></text:p>
      <text:p text:style-name="P2"/>
      <text:p text:style-name="P10">Linux text processing:</text:p>
      <text:list xml:id="list2363229148353592639" text:style-name="L1">
        <text:list-item>
          <text:p text:style-name="P19">cat file_name.txt</text:p>
        </text:list-item>
        <text:list-item>
          <text:p text:style-name="P19">cut -c1-7 file_name.txt(To display the chr frm 1 to 7)</text:p>
        </text:list-item>
        <text:list-item>
          <text:p text:style-name="P24"><text:span text:style-name="T6">cut -d':' -f1,2 file_name.txt(delimiter is : and prints 1</text:span><text:span text:style-name="T7">st</text:span><text:span text:style-name="T6"> and 2</text:span><text:span text:style-name="T7">nd</text:span><text:span text:style-name="T6"> chr in the file)</text:span></text:p>
        </text:list-item>
        <text:list-item>
          <text:p text:style-name="P19">rev file_name.txt</text:p>
        </text:list-item>
        <text:list-item>
          <text:p text:style-name="P20">head file_name.txt(first 10 lines)</text:p>
        </text:list-item>
        <text:list-item>
          <text:p text:style-name="P20">tail file_name.txt(last 10 lines)</text:p>
        </text:list-item>
        <text:list-item>
          <text:p text:style-name="P20">head -n2 file_name.txt(first 2 lines in file) or head -2 file_name.txt</text:p>
        </text:list-item>
        <text:list-item>
          <text:p text:style-name="P20">head -2 file_name1.txt file_name2.txt</text:p>
        </text:list-item>
        <text:list-item>
          <text:p text:style-name="P21">head -f file_name.txt(dynamic text processing)</text:p>
        </text:list-item>
        <text:list-item>
          <text:p text:style-name="P26"><text:span text:style-name="Source_20_Text">head [filename]</text:span></text:p>
        </text:list-item>
      </text:list>
      <text:p text:style-name="Preformatted_20_Text"><text:span text:style-name="Source_20_Text">head -n 11 [filename] <text:s/>-&gt; First 11 lines <text:s/></text:span></text:p>
      <text:p text:style-name="P15"><text:span text:style-name="Source_20_Text">head -c 20 [filename] <text:s/>-&gt; First 20 characters <text:s/></text:span></text:p>
      <text:list xml:id="list104604290859534" text:continue-numbering="true" text:style-name="L1">
        <text:list-item>
          <text:p text:style-name="P22">echo “Hello world!” |tr 'W' 'V'(Changes the output-replaces W with V)</text:p>
        </text:list-item>
        <text:list-item>
          <text:p text:style-name="P22">tr is transulating individual character not string</text:p>
        </text:list-item>
        <text:list-item>
          <text:p text:style-name="P23"><text:s/>echo "Hello World!" |tr '!' 'V' &gt;&gt;save_out.txt</text:p>
        </text:list-item>
        <text:list-item>
          <text:p text:style-name="P16"><text:span text:style-name="Source_20_Text"><text:span text:style-name="T9">$ echo "Hello how are you 1234" | tr -d [0-9] <text:s text:c="7"/></text:span></text:span><text:span text:style-name="Source_20_Text"><text:span text:style-name="T10">output:Hello how are you</text:span></text:span></text:p>
        </text:list-item>
        <text:list-item>
          <text:p text:style-name="P17"><text:span text:style-name="Source_20_Text"><text:span text:style-name="T11">a=$(cat) ,echo "$a" |tr -d [a-z]</text:span></text:span></text:p>
        </text:list-item>
        <text:list-item>
          <text:p text:style-name="P18"><text:span text:style-name="Source_20_Text"><text:span text:style-name="T12">sed -n “10p” filename (to print 10</text:span></text:span><text:span text:style-name="Source_20_Text"><text:span text:style-name="T8">th</text:span></text:span><text:span text:style-name="Source_20_Text"><text:span text:style-name="T12"> line –sed will process all the line and prints 10</text:span></text:span><text:span text:style-name="Source_20_Text"><text:span text:style-name="T8">th</text:span></text:span><text:span text:style-name="Source_20_Text"><text:span text:style-name="T12"> line)</text:span></text:span></text:p>
        </text:list-item>
        <text:list-item>
          <text:p text:style-name="P18"><text:span text:style-name="Source_20_Text"><text:span text:style-name="T12">sed -n “10{p,q}” filename(q to quit the process after processing at 2</text:span></text:span><text:span text:style-name="Source_20_Text"><text:span text:style-name="T8">nd</text:span></text:span><text:span text:style-name="Source_20_Text"><text:span text:style-name="T12"> line )</text:span></text:span></text:p>
        </text:list-item>
      </text:list>
      <text:p text:style-name="P13"><text:span text:style-name="Source_20_Text"><text:span text:style-name="T12"><text:s/></text:span></text:span></text:p>
      <text:p text:style-name="P13"><text:span text:style-name="Source_20_Text"><text:span text:style-name="T12"/></text:span></text:p>
      <text:p text:style-name="P14"><text:span text:style-name="Source_20_Text"><text:span text:style-name="T13">LINUX -OPENSOURCEFORU TRICKS:</text:span></text:span></text:p>
      <text:list xml:id="list4858109344940046546" text:style-name="L2">
        <text:list-item>
          <text:p text:style-name="P25"><text:span text:style-name="Source_20_Text"><text:span text:style-name="T14">truncate -s 0 &lt;file_name&gt; (to delete only the content of the file)</text:span></text:span></text:p>
        </text:list-item>
        <text:list-item>
          <text:p text:style-name="P25"><text:span text:style-name="Source_20_Text"><text:span text:style-name="T14">sudo apt-get install tree (Tree-to explore all the sub_dir and its files)</text:span></text:span></text:p>
        </text:list-item>
        <text:list-item>
          <text:p text:style-name="P25"><text:span text:style-name="Source_20_Text"><text:span text:style-name="T14">Talking Terminal:</text:span></text:span></text:p>
          <text:p text:style-name="P25"><text:span text:style-name="Source_20_Text"><text:span text:style-name="T14"><text:s text:c="10"/>sudo apt-get install espeak,echo “Hello world!” | espeak</text:span></text:span></text:p>
        </text:list-item>
        <text:list-item>
          <text:p text:style-name="P25"><text:span text:style-name="Source_20_Text"><text:span text:style-name="T14">vim :to get all the code for special character (:diagraphs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22:25:09.204279629</meta:creation-date>
    <dc:date>2016-07-09T13:11:47.543490428</dc:date>
    <meta:editing-duration>P5DT11H39M51S</meta:editing-duration>
    <meta:editing-cycles>20</meta:editing-cycles>
    <meta:generator>LibreOffice/5.1.4.2$Linux_X86_64 LibreOffice_project/10m0$Build-2</meta:generator>
    <meta:document-statistic meta:table-count="0" meta:image-count="0" meta:object-count="0" meta:page-count="2" meta:paragraph-count="79" meta:word-count="570" meta:character-count="3466" meta:non-whitespace-character-count="2955"/>
  </office:meta>
</office:document-meta>
</file>